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198EBF44FA2F364FAC0.png" manifest:media-type="image/png"/>
  <manifest:file-entry manifest:full-path="Pictures/1000000100000776000003DCD0CBD8FCE3C2A3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5cm" svg:y="1.535cm" svg:width="17cm" svg:height="8.793cm" draw:z-index="0"><draw:image xlink:href="Pictures/1000000100000776000003DCD0CBD8FCE3C2A353.png" xlink:type="simple" xlink:show="embed" xlink:actuate="onLoad" draw:mime-type="image/png"/></draw:frame><draw:frame draw:style-name="fr1" draw:name="Image2" text:anchor-type="char" svg:x="0.529cm" svg:y="14.711cm" svg:width="17cm" svg:height="3.616cm" draw:z-index="1"><draw:image xlink:href="Pictures/100000010000077E00000198EBF44FA2F364FA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29:14.053569209</meta:creation-date>
    <dc:date>2023-10-23T21:34:52.782255656</dc:date>
    <meta:editing-duration>PT5M3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